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274" officeooo:paragraph-rsid="00047274"/>
    </style:style>
    <style:style style:name="P2" style:family="paragraph" style:parent-style-name="Standard">
      <style:text-properties officeooo:rsid="00047274" officeooo:paragraph-rsid="000548de"/>
    </style:style>
    <style:style style:name="P3" style:family="paragraph" style:parent-style-name="Standard">
      <style:text-properties officeooo:paragraph-rsid="00047274"/>
    </style:style>
    <style:style style:name="P4" style:family="paragraph" style:parent-style-name="Standard">
      <style:text-properties officeooo:rsid="00062178" officeooo:paragraph-rsid="00062178"/>
    </style:style>
    <style:style style:name="P5" style:family="paragraph" style:parent-style-name="Standard" style:list-style-name="L1"/>
    <style:style style:name="P6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047274" officeooo:paragraph-rsid="00047274"/>
    </style:style>
    <style:style style:name="T1" style:family="text">
      <style:text-properties officeooo:rsid="00047274"/>
    </style:style>
    <style:style style:name="T2" style:family="text">
      <style:text-properties officeooo:rsid="000548de"/>
    </style:style>
    <style:style style:name="T3" style:family="text">
      <style:text-properties officeooo:rsid="0006217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1">DESIGNING TEAM </text:span></text:p>
      <text:p text:style-name="Standard"><text:s text:c="126"/><text:span text:style-name="T1">A.Indhumathi</text:span></text:p>
      <text:p text:style-name="Standard"><text:s text:c="126"/><text:span text:style-name="T1">21.2.2017</text:span></text:p>
      <text:p text:style-name="Standard"/>
      <text:p text:style-name="P4">Analyse about :</text:p>
      <text:p text:style-name="P4"><text:s text:c="8"/>HTML5</text:p>
      <text:p text:style-name="P4"><text:s text:c="8"/>HTML5 responsive template design</text:p>
      <text:list xml:id="list2455588697353963823" text:style-name="L1">
        <text:list-header>
          <text:p text:style-name="P5"/>
        </text:list-header>
      </text:list>
      <text:p text:style-name="P3"><text:span text:style-name="T1">Reference By:</text:span></text:p>
      <text:p text:style-name="P1"><text:s text:c="5"/><text:a xlink:type="simple" xlink:href="http://www.tutorialpoint.com/" text:style-name="Internet_20_link" text:visited-style-name="Visited_20_Internet_20_Link">www.tutorialpoint.com</text:a></text:p>
      <text:p text:style-name="P1"><text:s text:c="5"/><text:a xlink:type="simple" xlink:href="http://www.w3schools.com/" text:style-name="Internet_20_link" text:visited-style-name="Visited_20_Internet_20_Link">www.w3schools.com</text:a></text:p>
      <text:p text:style-name="P1"><text:s text:c="5"/><text:a xlink:type="simple" xlink:href="http://www.html5andcss3.com/" text:style-name="Internet_20_link" text:visited-style-name="Visited_20_Internet_20_Link">www.html5andcss3.com</text:a></text:p>
      <text:p text:style-name="P1"><text:s text:c="5"/><text:a xlink:type="simple" xlink:href="http://www.udemy.com/" text:style-name="Internet_20_link" text:visited-style-name="Visited_20_Internet_20_Link">www.udemy.com</text:a></text:p>
      <text:p text:style-name="P1"><text:s text:c="5"/><text:a xlink:type="simple" xlink:href="http://www.javapoint.com/" text:style-name="Internet_20_link" text:visited-style-name="Visited_20_Internet_20_Link">www.javapoint.com</text:a></text:p>
      <text:p text:style-name="P1"><text:s text:c="5"/><text:a xlink:type="simple" xlink:href="http://www.freshdesignweb.com/" text:style-name="Internet_20_link" text:visited-style-name="Visited_20_Internet_20_Link"><text:span text:style-name="T3">http://www.freshdesignweb.com</text:span></text:a></text:p>
      <text:p text:style-name="P1"><text:s text:c="5"/><text:a xlink:type="simple" xlink:href="http://w3layout.com/" text:style-name="Internet_20_link" text:visited-style-name="Visited_20_Internet_20_Link"><text:span text:style-name="T3">http://w3layout.com</text:span></text:a></text:p>
      <text:p text:style-name="P1"><text:s text:c="5"/><text:a xlink:type="simple" xlink:href="http://www.dreamtemplate.com/" text:style-name="Internet_20_link" text:visited-style-name="Visited_20_Internet_20_Link"><text:span text:style-name="T3">www.dreamtemplate.com</text:span></text:a></text:p>
      <text:p text:style-name="P6"/>
      <text:p text:style-name="P1"><text:s/></text:p>
      <text:p text:style-name="P1"/>
      <text:p text:style-name="P1"/>
      <text:p text:style-name="P1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26:55.600287208</meta:creation-date>
    <dc:date>2017-02-21T17:25:39.097689646</dc:date>
    <meta:editing-duration>PT38M23S</meta:editing-duration>
    <meta:editing-cycles>1</meta:editing-cycles>
    <meta:generator>LibreOffice/5.2.2.2$Linux_x86 LibreOffice_project/20m0$Build-2</meta:generator>
    <meta:document-statistic meta:table-count="0" meta:image-count="0" meta:object-count="0" meta:page-count="1" meta:paragraph-count="19" meta:word-count="23" meta:character-count="621" meta:non-whitespace-character-count="251"/>
  </office:meta>
</office:document-meta>
</file>